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190000000DA945D8840FF25C909.jpg" manifest:media-type="image/jpe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FreeSans1" svg:font-family="FreeSans" style:font-family-generic="swiss"/>
    <style:font-face style:name="Courier New" svg:font-family="'Courier New'" style:font-pitch="fixed"/>
    <style:font-face style:name="Arial Black" svg:font-family="'Arial Black'" style:font-pitch="variable"/>
    <style:font-face style:name="MS Gothic" svg:font-family="'MS Gothic'" style:font-pitch="variable"/>
    <style:font-face style:name="Tahoma" svg:font-family="Tahoma" style:font-pitch="variable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572a" officeooo:paragraph-rsid="0013572a"/>
    </style:style>
    <style:style style:name="P2" style:family="paragraph" style:parent-style-name="Standard">
      <style:text-properties style:font-name="Arial Black" fo:font-size="18pt" fo:font-weight="bold" officeooo:rsid="0013572a" officeooo:paragraph-rsid="0013572a" style:font-size-asian="15.75pt" style:font-weight-asian="bold" style:font-size-complex="18pt" style:font-weight-complex="bold"/>
    </style:style>
    <style:style style:name="P3" style:family="paragraph" style:parent-style-name="Standard">
      <style:text-properties style:font-name="Courier New" fo:font-size="18pt" fo:font-style="italic" fo:font-weight="bold" officeooo:rsid="0013572a" officeooo:paragraph-rsid="0013572a" fo:background-color="transparent" style:font-size-asian="15.75pt" style:font-style-asian="italic" style:font-weight-asian="bold" style:font-size-complex="18pt" style:font-style-complex="italic" style:font-weight-complex="bold"/>
    </style:style>
    <style:style style:name="P4" style:family="paragraph" style:parent-style-name="Table_20_Contents">
      <style:text-properties style:font-name="Arial Black" fo:font-size="18pt" style:font-size-asian="15.75pt" style:font-size-complex="18pt"/>
    </style:style>
    <style:style style:name="P5" style:family="paragraph" style:parent-style-name="Table_20_Contents">
      <style:text-properties style:font-name="Arial Black" fo:font-size="18pt" officeooo:rsid="0013572a" officeooo:paragraph-rsid="0013572a" style:font-size-asian="15.75pt" style:font-size-complex="18pt"/>
    </style:style>
    <style:style style:name="P6" style:family="paragraph" style:parent-style-name="Table_20_Contents">
      <style:text-properties fo:color="#ff0066" style:font-name="Arial Black" fo:font-size="18pt" officeooo:rsid="0013572a" officeooo:paragraph-rsid="0013572a" style:font-size-asian="15.75pt" style:font-size-complex="18pt"/>
    </style:style>
    <style:style style:name="P7" style:family="paragraph" style:parent-style-name="Standard">
      <style:text-properties style:font-name="Arial Black" fo:font-size="18pt" fo:font-weight="bold" officeooo:rsid="0013572a" officeooo:paragraph-rsid="0013572a" fo:background-color="#ffff00" style:font-size-asian="15.75pt" style:font-weight-asian="bold" style:font-size-complex="18pt" style:font-weight-complex="bold"/>
    </style:style>
    <style:style style:name="P8" style:family="paragraph" style:parent-style-name="Standard">
      <style:text-properties style:font-name="Arial Black" fo:font-size="18pt" fo:font-weight="bold" officeooo:rsid="0014b6a8" officeooo:paragraph-rsid="0014b6a8" fo:background-color="transparent" style:font-size-asian="15.75pt" style:font-weight-asian="bold" style:font-size-complex="18pt" style:font-weight-complex="bold"/>
    </style:style>
    <style:style style:name="P9" style:family="paragraph" style:parent-style-name="Standard">
      <style:text-properties style:font-name="Arial Black" fo:font-size="18pt" fo:font-style="italic" style:text-underline-style="solid" style:text-underline-width="auto" style:text-underline-color="font-color" fo:font-weight="normal" officeooo:rsid="0014b6a8" officeooo:paragraph-rsid="0014b6a8" fo:background-color="transparent" style:font-size-asian="15.75pt" style:font-style-asian="italic" style:font-weight-asian="normal" style:font-size-complex="18pt" style:font-style-complex="italic" style:font-weight-complex="normal"/>
    </style:style>
    <style:style style:name="T1" style:family="text">
      <style:text-properties fo:color="#800000"/>
    </style:style>
    <style:style style:name="T2" style:family="text">
      <style:text-properties fo:background-color="#ffff00" loext:char-shading-value="0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2" draw:name="Objeto1" text:anchor-type="paragraph" svg:x="0.062cm" svg:y="0.393cm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><draw:frame draw:style-name="fr1" draw:name="Figura1" text:anchor-type="paragraph" svg:x="14.993cm" svg:y="6.165cm" svg:width="10.583cm" svg:height="5.768cm" draw:z-index="1"><draw:image xlink:href="Pictures/1000000000000190000000DA945D8840FF25C909.jpg" xlink:type="simple" xlink:show="embed" xlink:actuate="onLoad" loext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Srgç WRJ WI wij WJ Ww</text:p>
      <text:p text:style-name="P8"/>
      <text:p text:style-name="P9">sg aerg erg et eth rth rh 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FreeSans1" svg:font-family="FreeSans" style:font-family-generic="swiss"/>
    <style:font-face style:name="Courier New" svg:font-family="'Courier New'" style:font-pitch="fixed"/>
    <style:font-face style:name="Arial Black" svg:font-family="'Arial Black'" style:font-pitch="variable"/>
    <style:font-face style:name="MS Gothic" svg:font-family="'MS Gothic'" style:font-pitch="variable"/>
    <style:font-face style:name="Tahoma" svg:font-family="Tahoma" style:font-pitch="variable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1" fo:font-family="'Spranq eco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8:12:05.058805723</meta:creation-date>
    <dc:date>2019-04-23T16:06:03.913533001</dc:date>
    <meta:editing-duration>PT8M32S</meta:editing-duration>
    <meta:editing-cycles>2</meta:editing-cycles>
    <meta:generator>LibreOffice/6.0.3.2$Linux_X86_64 LibreOffice_project/00m0$Build-2</meta:generator>
    <meta:document-statistic meta:table-count="0" meta:image-count="1" meta:object-count="1" meta:page-count="1" meta:paragraph-count="2" meta:word-count="13" meta:character-count="47" meta:non-whitespace-character-count="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735cm" svg:y="3.702cm" style:legend-expansion="high" chart:style-name="ch2"/>
        <chart:plot-area chart:style-name="ch3" chart:data-source-has-labels="both" svg:x="0.319cm" svg:y="0.179cm" svg:width="13.097cm" svg:height="8.641cm">
          <chartooo:coordinate-region svg:x="0.993cm" svg:y="0.379cm" svg:width="12.423cm" svg:height="7.79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1</text:p>
              </table:table-cell>
              <table:table-cell office:value-type="string">
                <text:p>Coluna 2</text:p>
              </table:table-cell>
              <table:table-cell office:value-type="string">
                <text:p>Coluna 3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Linh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